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tyle mathvariant="bold">
              <mrow>
                <mi>a</mi>
              </mrow>
            </mstyle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  <mrow>
              <mi/>
              <mo stretchy="false">=</mo>
              <mi/>
            </mrow>
            <mstyle mathvariant="bold">
              <mrow>
                <mi>A</mi>
              </mrow>
            </mstyle>
            <mrow>
              <mi/>
              <mo stretchy="false">×</mo>
              <mi/>
            </mrow>
            <mstyle mathvariant="bold">
              <mrow>
                <mi>b</mi>
              </mrow>
            </mstyle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</mrow>
        </mtd>
      </mtr>
      <mtr>
        <mtd>
          <mrow/>
        </mtd>
      </mtr>
      <mtr>
        <mtd>
          <mrow>
            <mrow>
              <munder>
                <mo stretchy="false">∫</mo>
                <mrow>
                  <mo stretchy="false">∂</mo>
                  <mi>F</mi>
                </mrow>
              </munder>
              <mrow>
                <mo stretchy="false">(</mo>
                <mrow>
                  <mstyle mathvariant="bold">
                    <mrow>
                      <mi>A</mi>
                    </mrow>
                  </mstyle>
                  <mrow>
                    <mi/>
                    <mo stretchy="false">×</mo>
                    <mi/>
                  </mrow>
                  <mstyle mathvariant="bold">
                    <mrow>
                      <mi>b</mi>
                    </mrow>
                  </mstyle>
                </mrow>
                <mo stretchy="false">)</mo>
              </mrow>
            </mrow>
            <mrow>
              <mi/>
              <mo stretchy="false">⋅</mo>
              <mi/>
            </mrow>
            <mtext>d</mtext>
            <mstyle mathvariant="bold">
              <mrow>
                <mi>r</mi>
              </mrow>
            </mstyle>
            <mrow>
              <mi/>
              <mo stretchy="false">=</mo>
              <mi/>
            </mrow>
            <mstyle mathvariant="bold">
              <mrow>
                <mi>A</mi>
              </mrow>
            </mstyle>
            <mrow>
              <mi/>
              <mo stretchy="false">⋅</mo>
              <mi/>
            </mrow>
            <mrow>
              <munder>
                <mo stretchy="false">∫</mo>
                <mrow>
                  <mo stretchy="false">∂</mo>
                  <mi>F</mi>
                </mrow>
              </munder>
              <mstyle mathvariant="bold">
                <mrow>
                  <mi>b</mi>
                </mrow>
              </mstyle>
            </mrow>
            <mrow>
              <mi/>
              <mo stretchy="false">×</mo>
              <mi/>
            </mrow>
            <mtext>d</mtext>
            <mstyle mathvariant="bold">
              <mrow>
                <mi>r</mi>
              </mrow>
            </mstyle>
            <mrow>
              <mi/>
              <mo stretchy="false">=</mo>
              <mi/>
            </mrow>
            <mrow>
              <munder>
                <mo stretchy="false">∫</mo>
                <mi>F</mi>
              </munder>
              <mtext>rot</mtext>
            </mrow>
            <mrow>
              <mo stretchy="false">(</mo>
              <mrow>
                <mstyle mathvariant="bold">
                  <mrow>
                    <mi>A</mi>
                  </mrow>
                </mstyle>
                <mrow>
                  <mi/>
                  <mo stretchy="false">×</mo>
                  <mi/>
                </mrow>
                <mstyle mathvariant="bold">
                  <mrow>
                    <mi>b</mi>
                  </mrow>
                </mstyle>
              </mrow>
              <mo stretchy="false">)</mo>
            </mrow>
            <mrow>
              <mi/>
              <mo stretchy="false">⋅</mo>
              <mi/>
            </mrow>
            <mtext>d</mtext>
            <mstyle mathvariant="bold">
              <mrow>
                <mi>f</mi>
              </mrow>
            </mstyle>
            <mrow>
              <mi/>
              <mo stretchy="false">=</mo>
              <mi/>
            </mrow>
          </mrow>
        </mtd>
      </mtr>
      <mtr>
        <mtd>
          <mrow>
            <mrow>
              <mi/>
              <mo stretchy="false">=</mo>
              <mi/>
            </mrow>
            <mrow>
              <munder>
                <mo stretchy="false">∫</mo>
                <mi>F</mi>
              </munder>
              <mrow>
                <mo stretchy="false">[</mo>
                <mrow>
                  <mo stretchy="false">∇</mo>
                  <mrow>
                    <mi/>
                    <mo stretchy="false">×</mo>
                    <mi/>
                  </mrow>
                  <mrow>
                    <mo stretchy="false">(</mo>
                    <mrow>
                      <mstyle mathvariant="bold">
                        <mrow>
                          <mi>A</mi>
                        </mrow>
                      </mstyle>
                      <mrow>
                        <mi/>
                        <mo stretchy="false">×</mo>
                        <mi/>
                      </mrow>
                      <mstyle mathvariant="bold">
                        <mrow>
                          <mi>b</mi>
                        </mrow>
                      </mstyle>
                    </mrow>
                    <mo stretchy="false">)</mo>
                  </mrow>
                </mrow>
                <mo stretchy="false">]</mo>
              </mrow>
            </mrow>
            <mrow>
              <mi/>
              <mo stretchy="false">⋅</mo>
              <mi/>
            </mrow>
            <mtext>d</mtext>
            <mstyle mathvariant="bold">
              <mrow>
                <mi>f</mi>
              </mrow>
            </mstyle>
            <mrow>
              <mi/>
              <mo stretchy="false">=</mo>
              <mi/>
            </mrow>
            <mrow>
              <munder>
                <mo stretchy="false">∫</mo>
                <mi>F</mi>
              </munder>
              <mrow>
                <mo stretchy="false">(</mo>
                <mrow>
                  <mtext>d</mtext>
                  <mstyle mathvariant="bold">
                    <mrow>
                      <mi>f</mi>
                    </mrow>
                  </mstyle>
                  <mrow>
                    <mi/>
                    <mo stretchy="false">×</mo>
                    <mi/>
                  </mrow>
                  <mo stretchy="false">∇</mo>
                </mrow>
                <mo stretchy="false">)</mo>
              </mrow>
            </mrow>
            <mrow>
              <mi/>
              <mo stretchy="false">⋅</mo>
              <mi/>
            </mrow>
            <mrow>
              <mo stretchy="false">(</mo>
              <mrow>
                <mstyle mathvariant="bold">
                  <mrow>
                    <mi>A</mi>
                  </mrow>
                </mstyle>
                <mrow>
                  <mi/>
                  <mo stretchy="false">×</mo>
                  <mi/>
                </mrow>
                <mstyle mathvariant="bold">
                  <mrow>
                    <mi>b</mi>
                  </mrow>
                </mstyle>
              </mrow>
              <mo stretchy="false">)</mo>
            </mrow>
            <mrow>
              <mi/>
              <mo stretchy="false">=</mo>
              <mi/>
            </mrow>
          </mrow>
        </mtd>
      </mtr>
      <mtr>
        <mtd>
          <mrow>
            <mrow>
              <mi/>
              <mo stretchy="false">=</mo>
              <mrow>
                <mi/>
                <mo stretchy="false">−</mo>
                <mrow>
                  <mrow>
                    <munder>
                      <mo stretchy="false">∫</mo>
                      <mi>F</mi>
                    </munder>
                    <mrow>
                      <mo stretchy="false">(</mo>
                      <mrow>
                        <mtext>d</mtext>
                        <mstyle mathvariant="bold">
                          <mrow>
                            <mi>f</mi>
                          </mrow>
                        </mstyle>
                        <mrow>
                          <mi/>
                          <mo stretchy="false">×</mo>
                          <mi/>
                        </mrow>
                        <mo stretchy="false">∇</mo>
                      </mrow>
                      <mo stretchy="false">)</mo>
                    </mrow>
                  </mrow>
                  <mo stretchy="false">⋅</mo>
                  <mrow>
                    <mo stretchy="false">(</mo>
                    <mrow>
                      <mstyle mathvariant="bold">
                        <mrow>
                          <mi>b</mi>
                        </mrow>
                      </mstyle>
                      <mrow>
                        <mi/>
                        <mo stretchy="false">×</mo>
                        <mi/>
                      </mrow>
                      <mstyle mathvariant="bold">
                        <mrow>
                          <mi>A</mi>
                        </mrow>
                      </mstyle>
                    </mrow>
                    <mo stretchy="false">)</mo>
                  </mrow>
                </mrow>
              </mrow>
            </mrow>
            <mrow>
              <mi/>
              <mo stretchy="false">=</mo>
              <mrow>
                <mi/>
                <mo stretchy="false">−</mo>
                <mstyle mathvariant="bold">
                  <mrow>
                    <mi>A</mi>
                  </mrow>
                </mstyle>
              </mrow>
            </mrow>
            <mrow>
              <mi/>
              <mo stretchy="false">⋅</mo>
              <mi/>
            </mrow>
            <mrow>
              <munder>
                <mo stretchy="false">∫</mo>
                <mi>F</mi>
              </munder>
              <mrow>
                <mo stretchy="false">[</mo>
                <mrow>
                  <mrow>
                    <mo stretchy="false">(</mo>
                    <mrow>
                      <mtext>d</mtext>
                      <mstyle mathvariant="bold">
                        <mrow>
                          <mi>f</mi>
                        </mrow>
                      </mstyle>
                      <mrow>
                        <mi/>
                        <mo stretchy="false">×</mo>
                        <mi/>
                      </mrow>
                      <mo stretchy="false">∇</mo>
                    </mrow>
                    <mo stretchy="false">)</mo>
                  </mrow>
                  <mrow>
                    <mi/>
                    <mo stretchy="false">×</mo>
                    <mi/>
                  </mrow>
                  <mstyle mathvariant="bold">
                    <mrow>
                      <mi>b</mi>
                    </mrow>
                  </mstyle>
                  <mrow>
                    <mo stretchy="false">(</mo>
                    <mrow>
                      <mstyle mathvariant="bold">
                        <mrow>
                          <mi>r</mi>
                        </mrow>
                      </mstyle>
                    </mrow>
                    <mo stretchy="false">)</mo>
                  </mrow>
                </mrow>
                <mo stretchy="false">]</mo>
              </mrow>
            </mrow>
          </mrow>
        </mtd>
      </mtr>
      <mtr>
        <mtd>
          <mrow/>
        </mtd>
      </mtr>
      <mtr>
        <mtd>
          <mrow>
            <mrow>
              <munder>
                <mo stretchy="false">∫</mo>
                <mrow>
                  <mo stretchy="false">∂</mo>
                  <mi>F</mi>
                </mrow>
              </munder>
              <mtext>d</mtext>
            </mrow>
            <mstyle mathvariant="bold">
              <mrow>
                <mi>r</mi>
              </mrow>
            </mstyle>
            <mrow>
              <mi/>
              <mo stretchy="false">×</mo>
              <mi/>
            </mrow>
            <mstyle mathvariant="bold">
              <mrow>
                <mi>b</mi>
              </mrow>
            </mstyle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  <mrow>
              <mi/>
              <mo stretchy="false">=</mo>
              <mi/>
            </mrow>
            <mrow>
              <munder>
                <mo stretchy="false">∫</mo>
                <mi>F</mi>
              </munder>
              <mrow>
                <mo stretchy="false">(</mo>
                <mrow>
                  <mtext>d</mtext>
                  <mstyle mathvariant="bold">
                    <mrow>
                      <mi>f</mi>
                    </mrow>
                  </mstyle>
                  <mrow>
                    <mi/>
                    <mo stretchy="false">×</mo>
                    <mi/>
                  </mrow>
                  <mo stretchy="false">∇</mo>
                </mrow>
                <mo stretchy="false">)</mo>
              </mrow>
            </mrow>
            <mrow>
              <mi/>
              <mo stretchy="false">×</mo>
              <mi/>
            </mrow>
            <mstyle mathvariant="bold">
              <mrow>
                <mi>b</mi>
              </mrow>
            </mstyle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</mrow>
        </mtd>
      </mtr>
    </mtable>
    <annotation encoding="StarMath 5.0">bold a (bold r) `=` bold A `times` bold b(bold r) newline newline
int from {partial F} (bold A `times` bold b) `cdot` "d" bold r `=` bold A `cdot` int from {partial F} bold b `times` "d" bold r `=` int from F "rot" (bold A `times` bold b) `cdot` "d" bold f `=` newline
`=` int from F [nabla `times` (bold A `times` bold b)] `cdot` "d" bold f `=` int from F ("d" bold f `times` nabla) `cdot` (bold A `times` bold b) `=` newline
`=` - int from F ("d" bold f `times` nabla) cdot (bold b `times` bold A) `=` - bold A `cdot` int from F [( "d" bold f `times` nabla) `times` bold b (bold r)] newline newline
int from {partial F} "d" bold r `times` bold b (bold r) `=` int from F ("d" bold f `times` nabla) `times` bold b (bold r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2T00:08:50.677000000</meta:creation-date>
    <meta:generator>LibreOffice/4.1.4.2$Windows_x86 LibreOffice_project/0a0440ccc0227ad9829de5f46be37cfb6edcf72</meta:generator>
  </office:meta>
</office:document-meta>
</file>